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style:style style:name="Sect1" style:family="section"/>
    <style:page-layout style:name="PLayout2">
      <style:page-layout-properties fo:margin-top="28.000000mm" fo:margin-bottom="28.000000mm" fo:margin-left="28.000000mm" fo:margin-right="28.000000mm"/>
    </style:page-layout>
    <style:page-layout style:name="Standard">
      <style:page-layout-properties fo:margin-top="28.000000mm" fo:margin-bottom="28.000000mm" fo:margin-left="28.000000mm" fo:margin-right="28.000000mm"/>
    </style:page-layout>
  </office:automatic-styles>
  <office:body>
    <office:text>
      <text:section text:style-name="Sect1" text:name="Section1">
        <text:p text:style-name="Heading 1">GeoKettle</text:p>
        <text:p text:style-name="Heading 2">About</text:p>
        <text:p text:style-name="Normal"><text:a xlink:href="http://www.geokettle.org/">GeoKettle</text:a> is a "spatially-enabled" version of <text:a xlink:href="http://kettle.pentaho.org/">Pentaho Data Integration (Kettle)</text:a>, an open source Extract, Transform and Load (ETL) tool. This special distribution of Kettle includes extensions which enable the use of geospatial (GIS) data in ETL processes. Like Kettle, GeoKettle is released under the GNU Lesser General Public License (LGPL) license.</text:p>
        <text:p text:style-name="Heading 2">Running</text:p>
        <text:p text:style-name="Normal">To run GeoKettle on the Live DVD, click on the GeoKettle link on the desktop. This will launch Spoon, the main user interface for designing ETL transformations and jobs. On the welcome screen, click the "No repository" button. You can then create your own transformations and jobs, or browse the examples present in the /opt/geokettle/samples/ directory. Hint: look at the transformations/geokettle/ subdirectory for a demonstration of geospatial features specific to GeoKettle. The files in other subdirectories are non-geospatial transformations, which are also included in the regular version of Pentaho Data Integration (Kettle). </text:p>
        <text:p text:style-name="Normal"/>
        <text:p text:style-name="Normal"/>
        <text:p text:style-name="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next-style-name="Normal">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style:text-properties style:font-name="Liberation Sans" fo:font-size="17pt" fo:font-weight="bold"/>
    </style:style>
    <style:style style:name="Heading 2" style:family="paragraph" style:parent-style-name="Normal" style:next-style-name="Normal">
      <style:paragraph-properties fo:margin-top="22pt" fo:margin-bottom="3pt"/>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